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6.51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16.51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16.51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16.51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16.51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16.51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16.51cm" style:rel-column-width="65535*"/>
    </style:style>
    <style:style style:name="Table7.1" style:family="table-row">
      <style:table-row-properties style:min-row-height="0.688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16.51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16.51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16.51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16.51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6.51cm" table:align="margins"/>
    </style:style>
    <style:style style:name="Table12.A" style:family="table-column">
      <style:table-column-properties style:column-width="16.51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6.51cm" table:align="margins"/>
    </style:style>
    <style:style style:name="Table13.A" style:family="table-column">
      <style:table-column-properties style:column-width="16.51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6.51cm" table:align="margins"/>
    </style:style>
    <style:style style:name="Table14.A" style:family="table-column">
      <style:table-column-properties style:column-width="16.51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6.51cm" table:align="margins"/>
    </style:style>
    <style:style style:name="Table15.A" style:family="table-column">
      <style:table-column-properties style:column-width="16.51cm" style:rel-column-width="65535*"/>
    </style:style>
    <style:style style:name="Table15.1" style:family="table-row">
      <style:table-row-properties style:min-row-height="3.889cm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6.51cm" table:align="margins"/>
    </style:style>
    <style:style style:name="Table16.A" style:family="table-column">
      <style:table-column-properties style:column-width="16.51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6.51cm" table:align="margins"/>
    </style:style>
    <style:style style:name="Table17.A" style:family="table-column">
      <style:table-column-properties style:column-width="16.51cm" style:rel-column-width="65534*"/>
    </style:style>
    <style:style style:name="Table17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ac851" officeooo:paragraph-rsid="000ac851"/>
    </style:style>
    <style:style style:name="P2" style:family="paragraph" style:parent-style-name="Table_20_Contents">
      <style:text-properties officeooo:rsid="000ca72d" officeooo:paragraph-rsid="000ca72d"/>
    </style:style>
    <style:style style:name="P3" style:family="paragraph" style:parent-style-name="Table_20_Contents">
      <style:text-properties officeooo:rsid="000dee57" officeooo:paragraph-rsid="000dee57"/>
    </style:style>
    <style:style style:name="P4" style:family="paragraph" style:parent-style-name="Table_20_Contents">
      <style:text-properties officeooo:rsid="00109810" officeooo:paragraph-rsid="00109810"/>
    </style:style>
    <style:style style:name="P5" style:family="paragraph" style:parent-style-name="Table_20_Contents">
      <style:text-properties officeooo:rsid="0012800e" officeooo:paragraph-rsid="0012800e"/>
    </style:style>
    <style:style style:name="P6" style:family="paragraph" style:parent-style-name="Table_20_Contents">
      <style:text-properties style:font-name="Times" fo:font-size="12pt" officeooo:rsid="001533ca" officeooo:paragraph-rsid="001533ca" style:font-name-asian="Times1" style:font-size-asian="12pt" style:font-name-complex="Times1" style:font-size-complex="12pt"/>
    </style:style>
    <style:style style:name="P7" style:family="paragraph" style:parent-style-name="Table_20_Contents">
      <style:text-properties style:font-name="Times" fo:font-size="12pt" officeooo:rsid="00175837" officeooo:paragraph-rsid="00175837" style:font-name-asian="Times1" style:font-size-asian="12pt" style:font-name-complex="Times1" style:font-size-complex="12pt"/>
    </style:style>
    <style:style style:name="P8" style:family="paragraph" style:parent-style-name="Table_20_Contents">
      <style:text-properties style:font-name="Times" fo:font-size="12pt" officeooo:rsid="00183697" officeooo:paragraph-rsid="00183697" style:font-name-asian="Times1" style:font-size-asian="12pt" style:font-name-complex="Times1" style:font-size-complex="12pt"/>
    </style:style>
    <style:style style:name="P9" style:family="paragraph" style:parent-style-name="Table_20_Contents">
      <style:text-properties style:font-name="Times" fo:font-size="12pt" officeooo:rsid="0019b211" officeooo:paragraph-rsid="0019b211" style:font-name-asian="Times1" style:font-size-asian="12pt" style:font-name-complex="Times1" style:font-size-complex="12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0ac851" fo:background-color="#ffffff" style:font-name-asian="Times1" style:font-size-asian="12pt" style:font-style-asian="normal" style:font-weight-asian="normal" style:font-name-complex="Times1" style:font-size-complex="12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reak-before="pag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4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officeooo:rsid="002121ee" officeooo:paragraph-rsid="002121ee" fo:background-color="#ffffff" style:font-name-asian="Times1" style:font-size-asian="12pt" style:font-style-asian="normal" style:font-weight-asian="normal" style:font-name-complex="Times1" style:font-size-complex="12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8" style:family="paragraph" style:parent-style-name="Table_20_Contents">
      <style:text-properties style:font-name="Times" fo:font-size="12pt" style:font-name-asian="Times1" style:font-size-asian="12pt" style:font-name-complex="Times1" style:font-size-complex="12pt"/>
    </style:style>
    <style:style style:name="P19" style:family="paragraph" style:parent-style-name="Preformatted_20_Text">
      <style:text-properties style:font-name="Times" fo:font-size="12pt" style:font-name-asian="Times1" style:font-size-asian="12pt" style:font-name-complex="Times1" style:font-size-complex="12pt"/>
    </style:style>
    <style:style style:name="T1" style:family="text">
      <style:text-properties officeooo:rsid="001ed53f"/>
    </style:style>
    <style:style style:name="T2" style:family="text">
      <style:text-properties officeooo:rsid="001f43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{</text:p>
      <text:p text:style-name="P10">"address": {</text:p>
      <text:p text:style-name="P10">"building": "1007",</text:p>
      <text:p text:style-name="P10">"coord": [ ­73.856077, 40.848447 ],</text:p>
      <text:p text:style-name="P10">"street": "Morris Park Ave",</text:p>
      <text:p text:style-name="P10">"zipcode": "10462"</text:p>
      <text:p text:style-name="P10">},</text:p>
      <text:p text:style-name="P10">"borough": "Bronx",</text:p>
      <text:p text:style-name="P10">"cuisine": "Bakery",</text:p>
      <text:p text:style-name="P10">"grades": [</text:p>
      <text:p text:style-name="P10">{ "date": { "$date": 1393804800000 }, "grade": "A", "score": 2 },</text:p>
      <text:p text:style-name="P10">{ "date": { "$date": 1378857600000 }, "grade": "A", "score": 6 },</text:p>
      <text:p text:style-name="P10">{ "date": { "$date": 1358985600000 }, "grade": "A", "score": 10 },</text:p>
      <text:p text:style-name="P10">{ "date": { "$date": 1322006400000 }, "grade": "A", "score": 9 },</text:p>
      <text:p text:style-name="P10">{ "date": { "$date": 1299715200000 }, "grade": "B", "score": 14 }</text:p>
      <text:p text:style-name="P10">],</text:p>
      <text:p text:style-name="P10">"name": "Morris Park Bake Shop",</text:p>
      <text:p text:style-name="P10">"restaurant_id": "30075445"</text:p>
      <text:p text:style-name="P10">}</text:p>
      <text:p text:style-name="P10">1. Write a MongoDB query to display all the documents in the collection restaurants.</text:p>
      <text:p text:style-name="P10">2. Write a MongoDB query to display the fields restaurant_id, borough and cuisine, but</text:p>
      <text:p text:style-name="P10">exclude the field _id and name for all the documents in the collection restaurant.</text:p>
      <text:p text:style-name="P10">3.Write a MongoDB query to find the number of restaurant which is in the borough Abc.</text:p>
      <text:p text:style-name="P13">4. Write a MongoDB query to display the first 4 restaurant which is in the borough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db.getCollection('Restaurant').find({borough:"Bronx"}.limit(4);</text:p>
          </table:table-cell>
        </table:table-row>
      </table:table>
      <text:p text:style-name="P12"/>
      <text:p text:style-name="P10">5. Write a MongoDB query to display the next 3 restaurants after skipping first 4 which</text:p>
      <text:p text:style-name="P10">are in the borough Bronx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db.getCollection('Restaurant').find({borough:"Bronx"}).skip(4).limit(3);</text:p>
          </table:table-cell>
        </table:table-row>
      </table:table>
      <text:p text:style-name="P12"/>
      <text:p text:style-name="P10">6. Write a MongoDB query to find the restaurants that achieved a score, less than 40</text:p>
      <text:p text:style-name="P10">but more than 10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db.getCollection('Restaurant').find({'grades.score':{$lt:40,$gt:10}});</text:p>
          </table:table-cell>
        </table:table-row>
      </table:table>
      <text:p text:style-name="P12"/>
      <text:p text:style-name="P10">7.Write a MongoDB query to find the restaurants which locates in latitude value greater</text:p>
      <text:p text:style-name="P10">than ­95.754168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">db.getCollection('Restaurant').find({'address.coord.0':{$gt:95.754168}});</text:p>
          </table:table-cell>
        </table:table-row>
      </table:table>
      <text:p text:style-name="P12"/>
      <text:p text:style-name="P10">8. Write a MongoDB query to find the restaurants that does not prepare any cuisine of</text:p>
      <text:p text:style-name="P10">'American' and their grade score more than 70 and longitude less than ­65.754168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">db.getCollection('Restaurant').find({'cuisine': {$ne :'American'}, 'grades.score':{$gt:70},'address.coord.1':{$lt:65.754168} });</text:p>
          </table:table-cell>
        </table:table-row>
      </table:table>
      <text:p text:style-name="P12"/>
      <text:p text:style-name="P10">9. Write a MongoDB query to find the restaurants which does not prepare any cuisine of</text:p>
      <text:p text:style-name="P10">'American ' and achieved a grade point 'A' not belongs to the borough Brooklyn. The</text:p>
      <text:p text:style-name="P10">document must be displayed according to the cuisine in descending order. 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db.getCollection('Restaurant').find({'cuisine': {$ne :'American'},'grades.grade':{$eq:'A'},'borough':{$ne:'Brooklyn'}}).sort( { cuisine: -1 } );</text:p>
          </table:table-cell>
        </table:table-row>
      </table:table>
      <text:p text:style-name="P12"/>
      <text:p text:style-name="P10">10.Write a MongoDB query to find the restaurants which does not prepare any cuisine</text:p>
      <text:p text:style-name="P10">of 'American' and achieved a score more than 70 and not located in the longitude less</text:p>
      <text:p text:style-name="P10">than ­65.754168. Note : Do this query without using $and operator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db.getCollection('Restaurant').find({'cuisine': {$ne :'American'},'grades.score':{$gt: 70},'address.coord.1':{$lt:65.754168}});</text:p>
          </table:table-cell>
        </table:table-row>
      </table:table>
      <text:p text:style-name="P12"/>
      <text:p text:style-name="P12"><text:soft-page-break/></text:p>
      <text:p text:style-name="P10">11. Write a MongoDB query to find the restaurant Id, name, borough and cuisine for</text:p>
      <text:p text:style-name="P10">those restaurants which contains 'Wil' as first three letters for its name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6">db.getCollection('Restaurant').find({name:{$regex: /^Wil/i}},{'restaurant_id':1,'name':1,'borough':1,'cuisine':1});</text:p>
          </table:table-cell>
        </table:table-row>
      </table:table>
      <text:p text:style-name="P12"/>
      <text:p text:style-name="P10">12. Write a MongoDB query to find the restaurant Id, name and grades for those</text:p>
      <text:p text:style-name="P10">restaurants which achieved a grade of "A" and scored 11 on an ISODate "2014­08­11T00:00:00Z" among many of survey dates..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db.getCollection('Restaurant').find({'grades.grade':'A','grades.score':2,</text:p>
            <text:p text:style-name="P7">'grades.date':new Date("2014-03-03T00:00:00.000Z")},{'restaurant_id':1,'name':1,'grades':1});</text:p>
          </table:table-cell>
        </table:table-row>
      </table:table>
      <text:p text:style-name="P12"/>
      <text:p text:style-name="P13">13. Write a MongoDB query to arranged the name of the cuisine in descending order</text:p>
      <text:p text:style-name="P10">and for those same cuisine borough should be in ascending order.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>db.Restaurant.find().sort({ cuisine : 1, borough: -1 })</text:p>
          </table:table-cell>
        </table:table-row>
      </table:table>
      <text:p text:style-name="P12"/>
      <text:p text:style-name="P10">14. Write a MongoDB query to know whether all the addresses contains the street or</text:p>
      <text:p text:style-name="P10">not.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db.Restaurant.find({'address.street':{$exists:true}})</text:p>
          </table:table-cell>
        </table:table-row>
      </table:table>
      <text:p text:style-name="P12"/>
      <text:p text:style-name="P10">15.Write a MongoDB query which will select the restaurant Id, name and grades for</text:p>
      <text:p text:style-name="P10">those restaurants which returns 0 as a remainder after dividing the score by 5.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8">db.Restaurant.find({ 'grades.score': {$mod: [5,0] } } ,{restaurany_id:1,name:1,grades:1});</text:p>
          </table:table-cell>
        </table:table-row>
      </table:table>
      <text:p text:style-name="P12"/>
      <text:p text:style-name="P10">16. Write a mongo db query that returns cuisine wise restaurants.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8">db.Restaurant.find().sort({cuisine:1});</text:p>
          </table:table-cell>
        </table:table-row>
      </table:table>
      <text:p text:style-name="P12"/>
      <text:p text:style-name="P10">17. Write a mongoDb query for calculating cuisine wise total and average budget(2</text:p>
      <text:p text:style-name="P10">queries..one for total and one for average).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8">db.Restaurant.aggregate(</text:p>
            <text:p text:style-name="P18"><text:s text:c="4"/>[</text:p>
            <text:p text:style-name="P18"><text:s text:c="8"/>{</text:p>
            <text:p text:style-name="P18"><text:s text:c="12"/>$group:{</text:p>
            <text:p text:style-name="P18"><text:s text:c="16"/>_id:"$cuisine",</text:p>
            <text:p text:style-name="P18"><text:s text:c="16"/>count:{$sum:1}</text:p>
            <text:p text:style-name="P18"><text:s text:c="12"/>}</text:p>
            <text:p text:style-name="P18"><text:s text:c="8"/>}</text:p>
            <text:p text:style-name="P18"><text:s text:c="4"/>]</text:p>
            <text:p text:style-name="P18"><text:s text:c="4"/></text:p>
            <text:p text:style-name="P18">);</text:p>
          </table:table-cell>
        </table:table-row>
      </table:table>
      <text:p text:style-name="P12"/>
      <text:p text:style-name="P10">18. Write a mongodb query to get all the restaurants that has maximum revenue in their</text:p>
      <text:p text:style-name="P10">cuisine.</text:p>
      <text:p text:style-name="P10">19. Write a mongodb query to update to change the score to 60 where the score is 6.<text:span text:style-name="T1">\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8">db.Restaurant.updateMany(</text:p>
            <text:p text:style-name="P18"><text:s text:c="3"/>{ 'grades':{$elemMatch:{'score': 2 }}},</text:p>
            <text:p text:style-name="P18"><text:soft-page-break/><text:s text:c="3"/>{ $set : {'grades.$.score': 60 }}</text:p>
            <text:p text:style-name="P18">)</text:p>
          </table:table-cell>
        </table:table-row>
      </table:table>
      <text:p text:style-name="P12"/>
      <text:p text:style-name="P10">20. Create a seperate collection which includes restaurant id and revenue .Update</text:p>
      <text:p text:style-name="P10">revenue from that collection into this.</text:p>
      <text:p text:style-name="P10">21. Copy this collection to a different database named test and collection name copy</text:p>
      <text:p text:style-name="P10">and drop the current database.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9"><text:span text:style-name="Source_20_Text">db.</text:span><text:span text:style-name="Source_20_Text"><text:span text:style-name="T2">Restaurant</text:span></text:span><text:span text:style-name="Source_20_Text">.find().forEach(function(d){ db.getSiblingDB('</text:span><text:span text:style-name="Source_20_Text"><text:span text:style-name="T2">test</text:span></text:span><text:span text:style-name="Source_20_Text">')['</text:span><text:span text:style-name="Source_20_Text"><text:span text:style-name="T2">copy</text:span></text:span><text:span text:style-name="Source_20_Text">'].insert(d); });</text:span></text:p>
            <text:p text:style-name="P18"/>
          </table:table-cell>
        </table:table-row>
      </table:table>
      <text:p text:style-name="P12"/>
      <text:p text:style-name="P10">22. Backup the earlier database and restore it in another one.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8"><text:s/>mongodump -d database1 -o ~/Desktop</text:p>
            <text:p text:style-name="P18">mongorestore ~/Desktop/test</text:p>
          </table:table-cell>
        </table:table-row>
      </table:table>
      <text:p text:style-name="P12"/>
      <text:p text:style-name="P12"/>
      <text:p text:style-name="P1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6:56:31.602722621</dc:date>
    <meta:editing-duration>PT4H37M14S</meta:editing-duration>
    <meta:editing-cycles>8</meta:editing-cycles>
    <meta:generator>LibreOffice/5.4.1.2$Linux_X86_64 LibreOffice_project/40m0$Build-2</meta:generator>
    <meta:document-statistic meta:table-count="17" meta:image-count="0" meta:object-count="0" meta:page-count="5" meta:paragraph-count="91" meta:word-count="653" meta:character-count="4942" meta:non-whitespace-character-count="4291"/>
  </office:meta>
</office:document-meta>
</file>